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officeooo:rsid="00128104" officeooo:paragraph-rsid="00128104"/>
    </style:style>
    <style:style style:name="P2" style:family="paragraph" style:parent-style-name="Standard">
      <style:text-properties officeooo:rsid="00128104" officeooo:paragraph-rsid="0012bf59"/>
    </style:style>
    <style:style style:name="P3" style:family="paragraph" style:parent-style-name="Standard">
      <style:text-properties officeooo:rsid="0012bf59" officeooo:paragraph-rsid="0012bf59"/>
    </style:style>
    <style:style style:name="T1" style:family="text">
      <style:text-properties officeooo:rsid="00128104"/>
    </style:style>
    <style:style style:name="T2" style:family="text">
      <style:text-properties officeooo:rsid="0012bf5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ript Name: Program_09.py</text:p>
      <text:p text:style-name="P1">Script Author: Aaron Etienne</text:p>
      <text:p text:style-name="P1">Script Creation Date: 3/27/20 </text:p>
      <text:p text:style-name="P1"/>
      <text:p text:style-name="P1"/>
      <text:p text:style-name="P2">This script creates a series of data quality checks for the 'DataQualityChecking.txt' file. The values in this file are derived from sensor data that checks for precipitation (shown in Figure 1), Maximum Temperature (shown in Figure 2), Minimum Temperature (shown in Figure 3), and Wind Speed (shown in Figure 4). Data quality checking implemented in this script <text:s/>include: </text:p>
      <text:p text:style-name="P2">1. <text:s/>replacing defined no data values (-999) with NAN,</text:p>
      <text:p text:style-name="P2">2. removal of gross errors <text:span text:style-name="T2">that would not make sense given the season in collection location (temperatures less than -25 degrees Celsius or greater than 35 degrees Celsius, precipitation less than 0 and greater than 25 [centimeters], and wind speed less than 0 and greater than 10 [kilometers per hour ) with NAN</text:span></text:p>
      <text:p text:style-name="P2"><text:span text:style-name="T2">3. S</text:span>wapping max and min air Temp as commented</text:p>
      <text:p text:style-name="P3">4.<text:span text:style-name="T1">and subtracting max and min air range as commented</text:span></text:p>
      <text:p text:style-name="P1">Script outputs replaced values cumulative, scatterplots per wind, precip, and air temp checks, failed data, and changed value count total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30T11:01:20.914766072</meta:creation-date>
    <dc:date>2020-03-30T11:36:48.210372420</dc:date>
    <meta:editing-duration>PT5M17S</meta:editing-duration>
    <meta:editing-cycles>1</meta:editing-cycles>
    <meta:document-statistic meta:table-count="0" meta:image-count="0" meta:object-count="0" meta:page-count="1" meta:paragraph-count="9" meta:word-count="169" meta:character-count="1057" meta:non-whitespace-character-count="893"/>
    <meta:generator>LibreOffice/5.3.6.1$Linux_X86_64 LibreOffice_project/30$Build-1</meta:generator>
  </office:meta>
</office:document-meta>
</file>